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table:number-columns-repeated="2"/>
          <table:table-cell office:value-type="time" office:time-value="PT05H00M00S" calcext:value-type="time">
            <text:p>05:00:00</text:p>
          </table:table-cell>
          <table:table-cell table:number-columns-repeated="7" office:value-type="string" calcext:value-type="string">
            <text:p>recital</text:p>
          </table:table-cell>
        </table:table-row>
        <table:table-row table:style-name="ro1">
          <table:table-cell table:number-columns-repeated="2"/>
          <table:table-cell office:value-type="time" office:time-value="PT05H10M00S" calcext:value-type="time">
            <text:p>05:1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5H20M00S" calcext:value-type="time">
            <text:p>05:2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5H30M00S" calcext:value-type="time">
            <text:p>05:3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5H40M00S" calcext:value-type="time">
            <text:p>05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5H50M00S" calcext:value-type="time">
            <text:p>05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6H00M00S" calcext:value-type="time">
            <text:p>06:00:00</text:p>
          </table:table-cell>
          <table:table-cell table:number-columns-repeated="7" office:value-type="string" calcext:value-type="string">
            <text:p>recital</text:p>
          </table:table-cell>
        </table:table-row>
        <table:table-row table:style-name="ro1">
          <table:table-cell table:number-columns-repeated="2"/>
          <table:table-cell office:value-type="time" office:time-value="PT06H10M00S" calcext:value-type="time">
            <text:p>06:1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6H20M00S" calcext:value-type="time">
            <text:p>06:2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6H30M00S" calcext:value-type="time">
            <text:p>06:30:00</text:p>
          </table:table-cell>
          <table:table-cell table:number-columns-repeated="7" office:value-type="string" calcext:value-type="string">
            <text:p>memories</text:p>
          </table:table-cell>
        </table:table-row>
        <table:table-row table:style-name="ro1">
          <table:table-cell table:number-columns-repeated="2"/>
          <table:table-cell office:value-type="time" office:time-value="PT06H40M00S" calcext:value-type="time">
            <text:p>06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6H50M00S" calcext:value-type="time">
            <text:p>06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00M00S" calcext:value-type="time">
            <text:p>07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10M00S" calcext:value-type="time">
            <text:p>07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20M00S" calcext:value-type="time">
            <text:p>07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30M00S" calcext:value-type="time">
            <text:p>07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40M00S" calcext:value-type="time">
            <text:p>07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7H50M00S" calcext:value-type="time">
            <text:p>07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8H00M00S" calcext:value-type="time">
            <text:p>08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8H10M00S" calcext:value-type="time">
            <text:p>08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8H20M00S" calcext:value-type="time">
            <text:p>08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8H30M00S" calcext:value-type="time">
            <text:p>08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08H40M00S" calcext:value-type="time">
            <text:p>08:4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8H50M00S" calcext:value-type="time">
            <text:p>08:5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00M00S" calcext:value-type="time">
            <text:p>09:0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10M00S" calcext:value-type="time">
            <text:p>09:1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20M00S" calcext:value-type="time">
            <text:p>09:2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30M00S" calcext:value-type="time">
            <text:p>09:3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40M00S" calcext:value-type="time">
            <text:p>09:4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09H50M00S" calcext:value-type="time">
            <text:p>09:5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:00</text:p>
          </table:table-cell>
          <table:table-cell table:style-name="ce2" office:value-type="string" calcext:value-type="string">
            <text:p>nurse</text:p>
          </table:table-cell>
          <table:table-cell table:number-columns-repeated="2"/>
          <table:table-cell table:style-name="ce2" office:value-type="string" calcext:value-type="string">
            <text:p>nur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0H10M00S" calcext:value-type="time">
            <text:p>10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0H20M00S" calcext:value-type="time">
            <text:p>10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0H30M00S" calcext:value-type="time">
            <text:p>10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0H40M00S" calcext:value-type="time">
            <text:p>10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0H50M00S" calcext:value-type="time">
            <text:p>10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10M00S" calcext:value-type="time">
            <text:p>11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20M00S" calcext:value-type="time">
            <text:p>11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40M00S" calcext:value-type="time">
            <text:p>11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1H50M00S" calcext:value-type="time">
            <text:p>11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10M00S" calcext:value-type="time">
            <text:p>12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20M00S" calcext:value-type="time">
            <text:p>12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40M00S" calcext:value-type="time">
            <text:p>12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2H50M00S" calcext:value-type="time">
            <text:p>12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10M00S" calcext:value-type="time">
            <text:p>13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20M00S" calcext:value-type="time">
            <text:p>13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30M00S" calcext:value-type="time">
            <text:p>13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40M00S" calcext:value-type="time">
            <text:p>13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3H50M00S" calcext:value-type="time">
            <text:p>13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10M00S" calcext:value-type="time">
            <text:p>14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20M00S" calcext:value-type="time">
            <text:p>14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40M00S" calcext:value-type="time">
            <text:p>14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4H50M00S" calcext:value-type="time">
            <text:p>14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10M00S" calcext:value-type="time">
            <text:p>15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20M00S" calcext:value-type="time">
            <text:p>15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40M00S" calcext:value-type="time">
            <text:p>15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5H50M00S" calcext:value-type="time">
            <text:p>15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10M00S" calcext:value-type="time">
            <text:p>16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20M00S" calcext:value-type="time">
            <text:p>16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30M00S" calcext:value-type="time">
            <text:p>16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40M00S" calcext:value-type="time">
            <text:p>16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6H50M00S" calcext:value-type="time">
            <text:p>16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7H10M00S" calcext:value-type="time">
            <text:p>17:1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7H20M00S" calcext:value-type="time">
            <text:p>17:2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7H30M00S" calcext:value-type="time">
            <text:p>17:3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7H40M00S" calcext:value-type="time">
            <text:p>17:4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7H50M00S" calcext:value-type="time">
            <text:p>17:5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8H00M00S" calcext:value-type="time">
            <text:p>18:00:00</text:p>
          </table:table-cell>
          <table:table-cell table:number-columns-repeated="4" table:style-name="ce3" office:value-type="string" calcext:value-type="string">
            <text:p>c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time" office:time-value="PT18H10M00S" calcext:value-type="time">
            <text:p>18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8H20M00S" calcext:value-type="time">
            <text:p>18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8H30M00S" calcext:value-type="time">
            <text:p>18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8H40M00S" calcext:value-type="time">
            <text:p>18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8H50M00S" calcext:value-type="time">
            <text:p>18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00M00S" calcext:value-type="time">
            <text:p>19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10M00S" calcext:value-type="time">
            <text:p>19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20M00S" calcext:value-type="time">
            <text:p>19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30M00S" calcext:value-type="time">
            <text:p>19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40M00S" calcext:value-type="time">
            <text:p>19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19H50M00S" calcext:value-type="time">
            <text:p>19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00M00S" calcext:value-type="time">
            <text:p>20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10M00S" calcext:value-type="time">
            <text:p>20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20M00S" calcext:value-type="time">
            <text:p>20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30M00S" calcext:value-type="time">
            <text:p>20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40M00S" calcext:value-type="time">
            <text:p>20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0H50M00S" calcext:value-type="time">
            <text:p>20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00M00S" calcext:value-type="time">
            <text:p>21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10M00S" calcext:value-type="time">
            <text:p>21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20M00S" calcext:value-type="time">
            <text:p>21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30M00S" calcext:value-type="time">
            <text:p>21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40M00S" calcext:value-type="time">
            <text:p>21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1H50M00S" calcext:value-type="time">
            <text:p>21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00M00S" calcext:value-type="time">
            <text:p>22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10M00S" calcext:value-type="time">
            <text:p>22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20M00S" calcext:value-type="time">
            <text:p>22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30M00S" calcext:value-type="time">
            <text:p>22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40M00S" calcext:value-type="time">
            <text:p>22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2H50M00S" calcext:value-type="time">
            <text:p>22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00M00S" calcext:value-type="time">
            <text:p>23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10M00S" calcext:value-type="time">
            <text:p>23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20M00S" calcext:value-type="time">
            <text:p>23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30M00S" calcext:value-type="time">
            <text:p>23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40M00S" calcext:value-type="time">
            <text:p>23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3H50M00S" calcext:value-type="time">
            <text:p>23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00M00S" calcext:value-type="time">
            <text:p>00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10M00S" calcext:value-type="time">
            <text:p>00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20M00S" calcext:value-type="time">
            <text:p>00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30M00S" calcext:value-type="time">
            <text:p>00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40M00S" calcext:value-type="time">
            <text:p>00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4H50M00S" calcext:value-type="time">
            <text:p>00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00M00S" calcext:value-type="time">
            <text:p>01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10M00S" calcext:value-type="time">
            <text:p>01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20M00S" calcext:value-type="time">
            <text:p>01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30M00S" calcext:value-type="time">
            <text:p>01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40M00S" calcext:value-type="time">
            <text:p>01:4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5H50M00S" calcext:value-type="time">
            <text:p>01:5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6H00M00S" calcext:value-type="time">
            <text:p>02:0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6H10M00S" calcext:value-type="time">
            <text:p>02:1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6H20M00S" calcext:value-type="time">
            <text:p>02:2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6H30M00S" calcext:value-type="time">
            <text:p>02:30: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time" office:time-value="PT26H40M00S" calcext:value-type="time">
            <text:p>02:40: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31:01.782562487</meta:creation-date>
    <dc:date>2019-10-16T23:18:44.019041620</dc:date>
    <meta:editing-duration>PT5H17M10S</meta:editing-duration>
    <meta:editing-cycles>4</meta:editing-cycles>
    <meta:generator>LibreOffice/5.2.7.2$Linux_ARM_EABI LibreOffice_project/20m0$Build-2</meta:generator>
    <meta:document-statistic meta:table-count="1" meta:cell-count="237" meta:object-count="0"/>
  </office:meta>
</office:document-meta>
</file>